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ZombieCacheWatch.removeCacheListener( ICacheListener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ombieCacheWatch.addCacheListener( String cacheName , ICacheListener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ombieCacheWatch.addCacheListener( ICacheListener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ombieCacheWatch.removeCacheListener( String cacheName , ICacheListener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